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orphans="0" fo:widows="0"/>
    </style:style>
    <style:style style:name="P2" style:family="paragraph" style:parent-style-name="Standard">
      <style:paragraph-properties fo:margin-top="0cm" fo:margin-bottom="0cm" style:contextual-spacing="false" fo:line-height="100%" fo:orphans="0" fo:widows="0"/>
      <style:text-properties style:font-name="Verdana" fo:font-size="9pt" fo:language="en" fo:country="US" fo:font-weight="bold" style:font-size-asian="9pt" style:font-weight-asian="bold" style:font-name-complex="Tahoma" style:font-size-complex="9pt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style:font-name="Verdana" fo:font-size="9pt" fo:language="en" fo:country="GB" officeooo:paragraph-rsid="000e39b2" style:font-size-asian="9pt" style:font-name-complex="Tahoma" style:font-size-complex="9pt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officeooo:paragraph-rsid="000e39b2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style:font-name="Verdana" fo:font-size="9pt" fo:language="en" fo:country="GB" style:font-size-asian="9pt" style:font-name-complex="Tahoma" style:font-size-complex="9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style:font-name="Verdana" fo:font-size="9pt" fo:language="en" fo:country="GB" style:text-underline-style="solid" style:text-underline-width="auto" style:text-underline-color="font-color" style:font-size-asian="9pt" style:font-name-complex="Tahoma" style:font-size-complex="9pt"/>
    </style:style>
    <style:style style:name="T1" style:family="text">
      <style:text-properties style:font-name="Verdana" fo:font-size="9pt" fo:language="en" fo:country="US" style:font-size-asian="9pt" style:font-name-complex="Tahoma" style:font-size-complex="9pt"/>
    </style:style>
    <style:style style:name="T2" style:family="text">
      <style:text-properties style:font-name="Verdana" fo:font-size="9pt" fo:language="en" fo:country="US" fo:font-weight="bold" style:font-size-asian="9pt" style:font-weight-asian="bold" style:font-name-complex="Tahoma" style:font-size-complex="9pt"/>
    </style:style>
    <style:style style:name="T3" style:family="text">
      <style:text-properties style:font-name="Verdana" fo:font-size="9pt" fo:language="en" fo:country="GB" fo:font-weight="bold" style:font-size-asian="9pt" style:font-weight-asian="bold" style:font-name-complex="Tahoma" style:font-size-complex="9pt"/>
    </style:style>
    <style:style style:name="T4" style:family="text">
      <style:text-properties style:font-name="Verdana" fo:font-size="9pt" fo:language="en" fo:country="GB" fo:font-weight="bold" officeooo:rsid="000e39b2" style:font-size-asian="9pt" style:font-weight-asian="bold" style:font-name-complex="Tahoma" style:font-size-complex="9pt"/>
    </style:style>
    <style:style style:name="T5" style:family="text">
      <style:text-properties style:font-name="Verdana" fo:font-size="9pt" fo:language="en" fo:country="GB" style:font-size-asian="9pt" style:font-name-complex="Tahoma" style:font-size-complex="9pt"/>
    </style:style>
    <style:style style:name="T6" style:family="text">
      <style:text-properties style:font-name="Verdana" fo:font-size="9pt" fo:language="en" fo:country="GB" style:text-underline-style="solid" style:text-underline-width="auto" style:text-underline-color="font-color" style:font-size-asian="9pt" style:font-name-complex="Tahoma" style:font-size-complex="9pt"/>
    </style:style>
    <style:style style:name="T7" style:family="text">
      <style:text-properties style:font-name="Verdana" fo:font-size="9pt" fo:language="en" fo:country="GB" style:text-underline-style="solid" style:text-underline-width="auto" style:text-underline-color="font-color" officeooo:rsid="000e39b2" style:font-size-asian="9pt" style:font-name-complex="Tahoma" style:font-size-complex="9pt"/>
    </style:style>
    <style:style style:name="T8" style:family="text">
      <style:text-properties style:font-name="Verdana" fo:font-size="9pt" fo:language="en" fo:country="GB" officeooo:rsid="000e39b2" style:font-size-asian="9pt" style:font-name-complex="Tahoma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0MTMws7A0MzI1NDA0NTZQ0lEKTi0uzszPAymwMKkFAMYhSZItAAAA" text:name="__Grammarly_42___1"/>
      </text:user-field-decls>
      <text:p text:style-name="P1" loext:marker-style-name="T1"><text:span text:style-name="T2">Versioning:</text:span><text:span text:style-name="T1"> Number syntax: Major.Minor.Build.Revision (x.x.x.x).</text:span></text:p>
      <text:p text:style-name="P1" loext:marker-style-name="T1"><text:span text:style-name="T1">The major </text:span><text:bookmark-start text:name="_Hlk144131355"/><text:span text:style-name="T1">and minor </text:span><text:bookmark-end text:name="_Hlk144131355"/><text:span text:style-name="T1">number follows the Dynamo version, e.g. Orchid 3.0.x.x is usable in Dynamo 3.0.x.x versions. </text:span><text:bookmark-start text:name="_Hlk144131320"/><text:span text:style-name="T1">The build number is internal major builds. The revision number is an internal build number without public documentation and display in this file.</text:span><text:bookmark-end text:name="_Hlk144131320"/><text:span text:style-name="T1"/></text:p>
      <text:p text:style-name="P2" loext:marker-style-name="T2"/>
      <text:p text:style-name="P2" loext:marker-style-name="T2"/>
      <text:p text:style-name="P1" loext:marker-style-name="T3"><text:span text:style-name="T3">History of Orchid for Dynamo 3.4.x – 3.</text:span><text:span text:style-name="T4">6</text:span><text:span text:style-name="T3">.x (Revit 2026)</text:span></text:p>
      <text:p text:style-name="P3" loext:marker-style-name="T5"/>
      <text:p text:style-name="P4" loext:marker-style-name="T6"><text:span text:style-name="T6">3.</text:span><text:span text:style-name="T7">6</text:span><text:span text:style-name="T6">.0</text:span></text:p>
      <text:p text:style-name="P4" loext:marker-style-name="T5"><text:span text:style-name="T5">- 1st version of Orchid for the Dynamo 3.</text:span><text:span text:style-name="T8">6</text:span><text:span text:style-name="T5">.x series.</text:span></text:p>
      <text:p text:style-name="P3" loext:marker-style-name="T5"/>
      <text:p text:style-name="P1" loext:marker-style-name="T6"><text:span text:style-name="T6">3.5.0</text:span><text:span text:style-name="T6"/></text:p>
      <text:p text:style-name="P1" loext:marker-style-name="T5"><text:span text:style-name="T5">- 1st version of Orchid for the Dynamo 3.5.x series.</text:span><text:span text:style-name="T5"/></text:p>
      <text:p text:style-name="P5" loext:marker-style-name="T5"/>
      <text:p text:style-name="P1" loext:marker-style-name="T6"><text:span text:style-name="T6">3.4.0</text:span><text:span text:style-name="T6"/></text:p>
      <text:p text:style-name="P1" loext:marker-style-name="T5"><text:span text:style-name="T5">- 1st version of Orchid for the Dynamo 3.4.x series.</text:span><text:span text:style-name="T5"/></text:p>
      <text:p text:style-name="P5" loext:marker-style-name="T5"/>
      <text:p text:style-name="P2" loext:marker-style-name="T2"/>
      <text:p text:style-name="P1" loext:marker-style-name="T3"><text:span text:style-name="T3">History of Orchid for Dynamo 3.0.x – 3.3.x (Revit 2025)</text:span><text:span text:style-name="T3"/></text:p>
      <text:p text:style-name="P5" loext:marker-style-name="T5"/>
      <text:p text:style-name="P1" loext:marker-style-name="T6"><text:span text:style-name="T6">3.3.1</text:span><text:span text:style-name="T6"/></text:p>
      <text:p text:style-name="P1" loext:marker-style-name="T5"><text:span text:style-name="T5">- Branch/Class for Revit generic or common functions are created. This involves all Geometry nodes, some Annotation and Common nodes. Please verify which in the package.</text:span><text:span text:style-name="T5"/></text:p>
      <text:p text:style-name="P5" loext:marker-style-name="T5"/>
      <text:p text:style-name="P1" loext:marker-style-name="T6"><text:span text:style-name="T6">3.3.0</text:span><text:span text:style-name="T6"/></text:p>
      <text:p text:style-name="P1" loext:marker-style-name="T5"><text:span text:style-name="T5">- Geometry nodes renamed with prefix “Oc” To “Revit” and geometry nodes without prefix does now have the prefix “Dynamo”. This indicates if a node covers geometry that uses either the Revit.API or the Dynamo.API.</text:span><text:span text:style-name="T5"/></text:p>
      <text:p text:style-name="P1" loext:marker-style-name="T5"><text:span text:style-name="T5">- Geometry nodes in general are expanded with many new functions.</text:span><text:span text:style-name="T5"/></text:p>
      <text:p text:style-name="P1" loext:marker-style-name="T5"><text:span text:style-name="T5">- Creation of ProjectParameter has been marked obsolete/deprecated. This is also the case with the comparative Dynamo node!</text:span><text:span text:style-name="T5"/></text:p>
      <text:p text:style-name="P1" loext:marker-style-name="T5"><text:span text:style-name="T5">- License for the Orchid Solution has been changed/updated. It is now based on</text:span><text:span text:style-name="T1"> CC BY-ND, however, with geographical and behavioral limitations.</text:span></text:p>
      <text:p text:style-name="P5" loext:marker-style-name="T5"/>
      <text:p text:style-name="P1" loext:marker-style-name="T6"><text:span text:style-name="T6">3.2.1</text:span><text:span text:style-name="T6"/></text:p>
      <text:p text:style-name="P1" loext:marker-style-name="T5"><text:span text:style-name="T5">- The “condense” option is removed from several nodes. A specific list.condense function is added.</text:span><text:span text:style-name="T5"/></text:p>
      <text:p text:style-name="P1" loext:marker-style-name="T5"><text:span text:style-name="T5">- SystemTree (MEP) functions have been extended and include also xml/json export options.</text:span><text:span text:style-name="T5"/></text:p>
      <text:p text:style-name="P1" loext:marker-style-name="T5"><text:span text:style-name="T5">- MEP system functions have a specific color (purple) to indicate the namespace of the nodes.</text:span><text:span text:style-name="T5"/></text:p>
      <text:p text:style-name="P5" loext:marker-style-name="T5"/>
      <text:p text:style-name="P1" loext:marker-style-name="T6"><text:span text:style-name="T6">3.2.0</text:span><text:span text:style-name="T6"/></text:p>
      <text:p text:style-name="P1" loext:marker-style-name="T5"><text:span text:style-name="T5">- 1st version of Orchid for the Dynamo 3.2.x series.</text:span><text:span text:style-name="T5"/></text:p>
      <text:p text:style-name="P5" loext:marker-style-name="T5"/>
      <text:p text:style-name="P1" loext:marker-style-name="T6"><text:span text:style-name="T6">3.0.1</text:span><text:span text:style-name="T6"/></text:p>
      <text:p text:style-name="P1" loext:marker-style-name="T5"><text:span text:style-name="T5">- Function for validating if the IFC exporter is validly implemented.</text:span><text:span text:style-name="T5"/></text:p>
      <text:p text:style-name="P6" loext:marker-style-name="T6"/>
      <text:p text:style-name="P1" loext:marker-style-name="T6"><text:span text:style-name="T6">3.0.0</text:span><text:span text:style-name="T6"/></text:p>
      <text:p text:style-name="P1" loext:marker-style-name="T5"><text:span text:style-name="T5">- 1st version of Orchid for the Dynamo 3.0.x series.</text:span><text:span text:style-name="T5"/></text:p>
      <text:p text:style-name="P5" loext:marker-style-name="T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0pt" fo:language="da" fo:country="DK" style:letter-kerning="false" style:font-name-asian="Times New Roman" style:font-size-asian="10pt" style:language-asian="da" style:country-asian="DK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da" fo:country="DK" style:letter-kerning="false" style:font-name-asian="Times New Roman" style:font-size-asian="10pt" style:language-asian="da" style:country-asian="DK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Unresolved_20_Mention" style:display-name="Unresolved Mention" style:family="text">
      <style:text-properties fo:color="#605e5c" loext:opacity="100%" fo:background-color="#e1dfdd"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Kontortema">
      <loext:theme-colors loext:name="Kontor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Erik Falck Jørgensen</meta:initial-creator>
    <meta:editing-cycles>5</meta:editing-cycles>
    <meta:creation-date>2025-08-26T09:05:00</meta:creation-date>
    <dc:date>2025-12-25T18:15:56.322288700</dc:date>
    <meta:editing-duration>PT5M17S</meta:editing-duration>
    <meta:generator>LibreOffice/25.8.4.2$Windows_X86_64 LibreOffice_project/290daaa01b999472f0c7a3890eb6a550fd74c6df</meta:generator>
    <meta:document-statistic meta:table-count="0" meta:image-count="0" meta:object-count="0" meta:page-count="1" meta:paragraph-count="27" meta:word-count="290" meta:character-count="1798" meta:non-whitespace-character-count="1533"/>
    <meta:user-defined meta:name="AppVersion">16.0000</meta:user-defined>
    <meta:user-defined meta:name="GrammarlyDocumentId">9a5c1debfe79971c3b256d0021fbf8e0457a57b3eef0b863689c51ecf005ba01</meta:user-defined>
    <meta:template xlink:type="simple" xlink:actuate="onRequest" xlink:title="Normal.dotm" xlink:href=""/>
  </office:meta>
</office:document-meta>
</file>